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 fo:background-color="transparent">
        <style:background-image/>
      </style:table-properties>
    </style:style>
    <style:style style:name="Table1.A" style:family="table-column">
      <style:table-column-properties style:column-width="17cm" style:rel-column-width="65534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666666" style:writing-mode="page">
        <style:background-image/>
      </style:table-cell-properties>
    </style:style>
    <style:style style:name="P1" style:family="paragraph" style:parent-style-name="Standard">
      <style:text-properties fo:font-size="28pt" fo:font-weight="bold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 style:list-style-name="List_20_1">
      <style:text-properties officeooo:paragraph-rsid="000d176d"/>
    </style:style>
    <style:style style:name="P5" style:family="paragraph" style:parent-style-name="Standard">
      <style:text-properties fo:font-size="15pt" officeooo:paragraph-rsid="00188c60" style:font-size-asian="15pt" style:font-size-complex="15pt"/>
    </style:style>
    <style:style style:name="P6" style:family="paragraph" style:parent-style-name="Standard" style:list-style-name="List_20_1">
      <style:text-properties officeooo:rsid="000dc1c5" officeooo:paragraph-rsid="000dc1c5"/>
    </style:style>
    <style:style style:name="P7" style:family="paragraph" style:parent-style-name="Text_20_body" style:list-style-name="List_20_1">
      <style:text-properties officeooo:rsid="000dc1c5" officeooo:paragraph-rsid="000dc1c5"/>
    </style:style>
    <style:style style:name="P8" style:family="paragraph" style:parent-style-name="Text_20_body" style:list-style-name="List_20_1">
      <style:text-properties officeooo:rsid="000dc1c5" officeooo:paragraph-rsid="0012dbf8"/>
    </style:style>
    <style:style style:name="P9" style:family="paragraph" style:parent-style-name="Text_20_body">
      <style:text-properties officeooo:rsid="00115087" officeooo:paragraph-rsid="00115087"/>
    </style:style>
    <style:style style:name="P10" style:family="paragraph" style:parent-style-name="Text_20_body">
      <style:text-properties fo:font-size="14pt" fo:font-weight="normal" officeooo:rsid="00115087" officeooo:paragraph-rsid="00115087" style:font-size-asian="12.25pt" style:font-weight-asian="normal" style:font-size-complex="14pt" style:font-weight-complex="normal"/>
    </style:style>
    <style:style style:name="P11" style:family="paragraph" style:parent-style-name="Text_20_body">
      <style:text-properties fo:font-size="14pt" fo:font-weight="normal" officeooo:rsid="00115087" officeooo:paragraph-rsid="0012dbf8" style:font-size-asian="12.25pt" style:font-weight-asian="normal" style:font-size-complex="14pt" style:font-weight-complex="normal"/>
    </style:style>
    <style:style style:name="P12" style:family="paragraph" style:parent-style-name="Text_20_body">
      <style:text-properties fo:font-size="14pt" fo:font-weight="normal" officeooo:rsid="00115087" officeooo:paragraph-rsid="00160d57" style:font-size-asian="12.25pt" style:font-weight-asian="normal" style:font-size-complex="14pt" style:font-weight-complex="normal"/>
    </style:style>
    <style:style style:name="P13" style:family="paragraph" style:parent-style-name="Text_20_body">
      <style:text-properties fo:font-size="14pt" fo:font-weight="normal" officeooo:rsid="00188c60" officeooo:paragraph-rsid="00188c60" style:font-size-asian="12.25pt" style:font-weight-asian="normal" style:font-size-complex="14pt" style:font-weight-complex="normal"/>
    </style:style>
    <style:style style:name="P14" style:family="paragraph" style:parent-style-name="Text_20_body">
      <style:text-properties officeooo:paragraph-rsid="00160d57"/>
    </style:style>
    <style:style style:name="T1" style:family="text">
      <style:text-properties fo:font-size="15pt" fo:font-weight="bold" style:font-size-asian="13.1000003814697pt" style:font-weight-asian="bold" style:font-size-complex="15pt" style:font-weight-complex="bold"/>
    </style:style>
    <style:style style:name="T2" style:family="text">
      <style:text-properties fo:font-size="15pt" fo:font-weight="bold" officeooo:rsid="00115087" style:font-size-asian="13.1000003814697pt" style:font-weight-asian="bold" style:font-size-complex="15pt" style:font-weight-complex="bold"/>
    </style:style>
    <style:style style:name="T3" style:family="text">
      <style:text-properties fo:font-size="15pt" fo:font-weight="bold" officeooo:rsid="00160d57" style:font-size-asian="13.1000003814697pt" style:font-weight-asian="bold" style:font-size-complex="15pt" style:font-weight-complex="bold"/>
    </style:style>
    <style:style style:name="T4" style:family="text">
      <style:text-properties fo:font-size="15pt" fo:font-weight="bold" officeooo:rsid="00188c60" style:font-size-asian="15pt" style:font-weight-asian="bold" style:font-size-complex="15pt" style:font-weight-complex="bold"/>
    </style:style>
    <style:style style:name="T5" style:family="text">
      <style:text-properties fo:color="#ffffff" fo:font-size="15pt" style:font-size-asian="15pt" style:font-size-complex="15pt"/>
    </style:style>
    <style:style style:name="T6" style:family="text">
      <style:text-properties fo:color="#ffffff" fo:font-size="15pt" officeooo:rsid="000c65c2" style:font-size-asian="15pt" style:font-size-complex="15pt"/>
    </style:style>
    <style:style style:name="T7" style:family="text">
      <style:text-properties fo:color="#ffffff" fo:font-size="15pt" officeooo:rsid="000dc1c5" style:font-size-asian="15pt" style:font-size-complex="15pt"/>
    </style:style>
    <style:style style:name="T8" style:family="text">
      <style:text-properties fo:color="#ffffff" fo:font-size="15pt" officeooo:rsid="000d176d" style:font-size-asian="15pt" style:font-size-complex="15pt"/>
    </style:style>
    <style:style style:name="T9" style:family="text">
      <style:text-properties fo:font-size="14pt" fo:font-weight="normal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12dbf8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115087" style:font-size-asian="12.25pt" style:font-weight-asian="normal" style:font-size-complex="14pt" style:font-weight-complex="normal"/>
    </style:style>
    <style:style style:name="T12" style:family="text">
      <style:text-properties fo:font-size="14pt" fo:font-weight="normal" officeooo:rsid="00160d57" style:font-size-asian="12.25pt" style:font-weight-asian="normal" style:font-size-complex="14pt" style:font-weight-complex="normal"/>
    </style:style>
    <style:style style:name="T13" style:family="text">
      <style:text-properties fo:font-size="14pt" fo:font-weight="normal" officeooo:rsid="001623a4" style:font-size-asian="12.25pt" style:font-weight-asian="normal" style:font-size-complex="14pt" style:font-weight-complex="normal"/>
    </style:style>
    <style:style style:name="T14" style:family="text">
      <style:text-properties officeooo:rsid="000dc1c5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dc1c5" style:font-weight-asian="bold" style:font-weight-complex="bold"/>
    </style:style>
    <style:style style:name="T17" style:family="text">
      <style:text-properties fo:font-weight="bold" officeooo:rsid="000f6b5c" style:font-weight-asian="bold" style:font-weight-complex="bold"/>
    </style:style>
    <style:style style:name="T18" style:family="text">
      <style:text-properties fo:font-weight="bold" officeooo:rsid="0012dbf8" style:font-weight-asian="bold" style:font-weight-complex="bold"/>
    </style:style>
    <style:style style:name="T19" style:family="text">
      <style:text-properties fo:font-weight="bold" officeooo:rsid="00188c60" style:font-weight-asian="bold" style:font-weight-complex="bold"/>
    </style:style>
    <style:style style:name="T20" style:family="text">
      <style:text-properties officeooo:rsid="000f6b5c"/>
    </style:style>
    <style:style style:name="T21" style:family="text">
      <style:text-properties officeooo:rsid="0012dbf8"/>
    </style:style>
    <style:style style:name="T22" style:family="text">
      <style:text-properties officeooo:rsid="00146f37"/>
    </style:style>
    <style:style style:name="T23" style:family="text">
      <style:text-properties officeooo:rsid="0014e0f0"/>
    </style:style>
    <style:style style:name="T24" style:family="text">
      <style:text-properties officeooo:rsid="00160d57"/>
    </style:style>
    <style:style style:name="T25" style:family="text">
      <style:text-properties officeooo:rsid="001711cc"/>
    </style:style>
    <style:style style:name="T26" style:family="text">
      <style:text-properties officeooo:rsid="00188c6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kinfolajimi Abayomi.</text:p>
      <text:p text:style-name="P2">Fullstack software developer.</text:p>
      <text:p text:style-name="P3">A software developer who loves to code and solve problems with code.</text:p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3757801985" text:style-name="List_20_1">
              <text:list-item>
                <text:p text:style-name="P4"><text:span text:style-name="T7">Email:</text:span><text:span text:style-name="T6"> </text:span><text:a xlink:type="simple" xlink:href="mailto:abayomexy@gmail.com" text:style-name="Internet_20_link" text:visited-style-name="Visited_20_Internet_20_Link">abayomexy@gmail.com</text:a><text:span text:style-name="T6"> <text:s text:c="3"/></text:span><text:span text:style-name="T8">github: </text:span><text:a xlink:type="simple" xlink:href="https://github.com/YOMEXI" text:style-name="Internet_20_link" text:visited-style-name="Visited_20_Internet_20_Link">https://github.com/YOMEXI</text:a><text:span text:style-name="T8"> </text:span></text:p>
              </text:list-item>
              <text:list-item>
                <text:p text:style-name="P6"><text:span text:style-name="T8">A</text:span><text:span text:style-name="T5">buja, Nigeria</text:span></text:p>
              </text:list-item>
            </text:list>
          </table:table-cell>
        </table:table-row>
      </table:table>
      <text:p text:style-name="P5"><text:tab/><text:tab/></text:p>
      <text:p text:style-name="P5"><text:tab/><text:tab/><text:tab/><text:tab/><text:tab/><text:tab/><text:span text:style-name="T16">Skills</text:span></text:p>
      <text:p text:style-name="Horizontal_20_Line"/>
      <text:list xml:id="list205821859571452" text:continue-numbering="true" text:style-name="List_20_1">
        <text:list-header>
          <text:p text:style-name="P7"><text:span text:style-name="T15">Programming Languages</text:span>:<text:tab/>JavaScript<text:tab/>Typescript</text:p>
          <text:p text:style-name="P8"><text:span text:style-name="T17">Frontend Skills</text:span><text:span text:style-name="T20">:<text:tab/><text:tab/>Html<text:tab/><text:tab/>Css<text:tab/><text:tab/>React<text:tab/><text:tab/>Redux<text:tab/><text:tab/>Nextjs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8"><text:span text:style-name="T20"><text:s text:c="13"/>Git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Text_20_body"><text:span text:style-name="T18"><text:s text:c="3"/></text:span><text:span text:style-name="T15">Backend Skills</text:span>:<text:tab/><text:tab/> <text:s text:c="3"/>Nodejs<text:tab/> <text:s text:c="3"/>Express<text:tab/> <text:s text:c="3"/>MongoDb<text:tab/> <text:s text:c="3"/>Postgresql<text:tab/> <text:s text:c="3"/><text:span text:style-name="T21">Git</text:span><text:span text:style-name="T14"><text:tab/><text:tab/><text:tab/></text:span></text:p>
      <text:p text:style-name="Horizontal_20_Line"><text:tab/><text:tab/><text:tab/><text:tab/><text:tab/><text:span text:style-name="T2">Personal Projects</text:span></text:p>
      <text:p text:style-name="P9"><text:span text:style-name="T1">Chatty: </text:span><text:span text:style-name="T9">A responsive mini social media website built using react, redux, </text:span><text:span text:style-name="T10">nextjs,</text:span><text:span text:style-name="T9"> react-bootstrap, nodejs, express and mongoDb. </text:span></text:p>
      <text:p text:style-name="P10">* <text:span text:style-name="T21">Implemented crud for posts </text:span><text:span text:style-name="T23">and a</text:span><text:span text:style-name="T21">uthentication with cookies using jwt.</text:span></text:p>
      <text:p text:style-name="P12"><text:span text:style-name="T21">* State management using redux </text:span><text:span text:style-name="T23">and responsiveness done with css3 and react bootstrap. </text:span><text:span text:style-name="T24">Also implemented infinite scrolling. </text:span><text:span text:style-name="T22">Unit tests done for few routes using jest and <text:s/>supertest.</text:span></text:p>
      <text:p text:style-name="P14"><text:span text:style-name="T3">Footils</text:span><text:span text:style-name="T2">: </text:span><text:span text:style-name="T11">A responsive mini </text:span><text:span text:style-name="T12">shoe ecommerce</text:span><text:span text:style-name="T11"> website built using react, redux, </text:span><text:span text:style-name="T10">nextjs,</text:span><text:span text:style-name="T11"> react-bootstrap, nodejs, express and </text:span><text:span text:style-name="T13">postgresql.</text:span><text:span text:style-name="T11"> </text:span></text:p>
      <text:p text:style-name="P12">* <text:span text:style-name="T25">A</text:span><text:span text:style-name="T21">uthentication with cookies using jwt. </text:span><text:span text:style-name="T25">Implemented simple pagination.</text:span></text:p>
      <text:p text:style-name="P12">* <text:span text:style-name="T25">Implemented create, view for products. Add to cart, remove from cart. </text:span><text:span text:style-name="T21">State management using redux </text:span><text:span text:style-name="T23">and responsiveness done with css3 and react bootstrap. </text:span><text:span text:style-name="T22">Unit tests done for few routes using jest and <text:s/>supertest.</text:span></text:p>
      <text:p text:style-name="P12"/>
      <text:p text:style-name="Horizontal_20_Line"><text:tab/><text:tab/><text:tab/><text:tab/><text:tab/><text:tab/><text:span text:style-name="T4">Education</text:span></text:p>
      <text:p text:style-name="P13">National Open University Nigeria<text:tab/><text:tab/>2021</text:p>
      <text:p text:style-name="P13">Pgd Information Technology </text:p>
      <text:p text:style-name="P13">Wesley University Ondo<text:tab/><text:tab/><text:tab/><text:tab/>2016</text:p>
      <text:p text:style-name="P13">Marine Biology<text:tab/><text:tab/><text:tab/><text:tab/><text:tab/></text:p>
      <text:p text:style-name="P1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3T11:51:35.302971926</meta:creation-date>
    <dc:date>2022-03-13T20:58:20.300421608</dc:date>
    <meta:editing-duration>PT8H4M47S</meta:editing-duration>
    <meta:editing-cycles>12</meta:editing-cycles>
    <meta:generator>LibreOffice/6.4.7.2$Linux_X86_64 LibreOffice_project/40$Build-2</meta:generator>
    <meta:document-statistic meta:table-count="1" meta:image-count="0" meta:object-count="0" meta:page-count="2" meta:paragraph-count="23" meta:word-count="180" meta:character-count="1350" meta:non-whitespace-character-count="1115"/>
  </office:meta>
</office:document-meta>
</file>